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失落的雨滴</text:span></text:p>
      <text:p text:style-name="P3"><text:span text:style-name="T4">1-</text:span><text:span text:style-name="T5">缺陷的木塊</text:span></text:p>
      <text:p text:style-name="P6"/>
      <text:p text:style-name="Normal"><text:tab/>深怕自己『日有所思，夜有所夢』，我眨眨眼，再定情一看，咖啡館門口站的真的是你。</text:p>
      <text:p text:style-name="Normal"><text:tab/>這兩週，思念和迫切彷若白蟻把我的思緒侵蝕成『你』。這些木屑的片段裡，有你以顧客身份現身，也有你那雙黑洞，但沒有一塊以你等待的場景刻畫，所以可想此刻我有多訝異。</text:p>
      <text:p text:style-name="Normal"><text:tab/>一時間我不知道該作出什麼舉動，重現你那晚彈著電吉他走向我，我也是手足無措，只呆立原地瞪住你，感受血液在血管裡沸騰......</text:p>
      <text:p text:style-name="Normal"><text:tab/>你發覺海邊這頭的我，開始朝我方向走來，你該不會是在等我吧？</text:p>
      <text:p text:style-name="Normal"><text:tab/>那天，我們從你朋友的聚餐解散後，我心裡就萌生好幾個疑惑，似瞬間長出幾片綠葉的薰衣草：你為什麼邀請我參加聚餐？前一晚你演奏的電子音，是在唱給我聽嗎？又為何時隔一年後重新跟我打招呼？</text:p>
      <text:p text:style-name="Normal"><text:tab/>你越過馬路，瘦削的臉型已清晰可辨，仍然掛著靦腆溫柔的笑容——</text:p>
      <text:p text:style-name="Normal"><text:tab/>質量足够大的恒星在核聚变反应的燃料耗盡後，引力坍缩促使黑洞形成。它的質量非常大，产生的引力场也很強，以致大量可測物质、辐射、光子都沒法逃逸，而我就是它們當中一個，被你吸入後再也無法折返。</text:p>
      <text:p text:style-name="Normal"><text:tab/>看著我們距離逐漸縮小，內心突然蹦出一把小聲音，是負責照料心底那棵薰衣草植物的小精靈：星月，你死定了。『你怎麼在這裡？』我還想問這段時間你去哪裡了，怎麼沒聯繫我？然而，脫口而出的只有那六字。時機尚早，我沒有資格提出那些問題。</text:p>
      <text:p text:style-name="Normal"><text:tab/>『為了與你相遇。』<text:tab/></text:p>
      <text:p text:style-name="Normal"><text:tab/>薰衣草葉晃動。我張嘴想回應些什麼，唇卻微微顫抖著。<text:span text:style-name="T7">你死定了。</text:span></text:p>
      <text:p text:style-name="Normal"><text:span text:style-name="T8"><text:tab/></text:span>『你吃了嗎？』最後，我從他深不可測的面孔挪開視線，不想去猜測那句話的可信度。</text:p>
      <text:p text:style-name="Normal"><text:tab/>『吃了。你呢？』</text:p>
      <text:p text:style-name="Normal"><text:tab/>『也吃了。』我低下頭，任由空氣沉寂。腦袋，動起來啊，應該說什麼，『那......我們應該幹什麼？』</text:p>
      <text:p text:style-name="Normal"><text:tab/>『讓我想想。』你邊抓頭，邊認真抱著腦袋苦思起來。</text:p>
      <text:p text:style-name="Normal"><text:tab/>『你看電影嗎？』</text:p>
      <text:p text:style-name="Normal"><text:tab/>『可以啊。』你恍然大悟，幾乎可看到你頭頂上燈泡靈光一閃。『這是在約會嗎？』</text:p>
      <text:p text:style-name="Normal"><text:tab/>我硬生生嚥下差點蹦出喉嚨速長的薰衣草，導致嘴邊肌肉抖動，我把頭壓得更低，臉頰像挨近剛蒸好的雞蛋持續升溫中，咕噥一句『才不是』，完全欠缺說服力啊。</text:p>
      <text:p text:style-name="Normal"/>
      <text:p text:style-name="Normal">......</text:p>
      <text:p text:style-name="Normal"/>
      <text:p text:style-name="Normal"><text:tab/>此刻，在電影院裡靠在舒服椅子上的我有著跟『太陽的後裔』姜暮煙相同心情：『我每次看電影，最悸動是在關燈前的這一刻。』</text:p>
      <text:p text:style-name="Normal"><text:tab/>坐在右邊的你，側頭看我雀躍地小小揮舞拳頭，淡淡的溫和笑意在嘴周圍盤繞：『你喜歡看電影？』</text:p>
      <text:p text:style-name="Normal"><text:tab/>『對呀。』冷風陣陣吹來，沒有被衣物遮蓋的手臂毛髮直立，我縮起肩膀意圖保暖，突然肩上感受到寬厚的東西覆蓋，我驚訝抬頭，你把你的克萊因色外套脫下披在我身上，不好意思地抓了抓頭。『謝謝。可是，你不是怕冷嗎？』我犹記你常穿著外套光臨咖啡館。</text:p>
      <text:p text:style-name="Normal"><text:tab/>『現在感覺還好。』不是『比較怕你冷』，果然現實跟韓劇裡情節還是有差別呢。</text:p>
      <text:p text:style-name="Normal"><text:tab/>電影院變黑，銀幕上顯現片制公司的標誌，《無敵鐵金剛》要開始了。</text:p>
      <text:p text:style-name="Normal"><text:tab/>那又有什麼關係呢，至少男主角還是把外套披給你了，我收起小小失望，把注意力轉向銀幕。</text:p>
      <text:p text:style-name="Normal"/>
      <text:p text:style-name="Normal"/>
      <text:p text:style-name="P9"><text:span text:style-name="T10">2-</text:span><text:span text:style-name="T11">煮熟的雞蛋</text:span></text:p>
      <text:p text:style-name="P12"/>
      <text:p text:style-name="Normal"><text:tab/>星月從烤箱拿出熱乎熱乎的蛋撻，這時，貓鈴鐺之聲響起，叮鈴鈴～她抬頭：『你......你怎麼來了？』此話一出，她恨不得打自己一把，人家怎麼不能來，人家來當顧客呢。</text:p>
      <text:p text:style-name="Normal"><text:tab/>『來探美女的班。』</text:p>
      <text:p text:style-name="Normal"><text:tab/>她的臉『唰』地紅了，再次被剛煮熟的雞蛋滾過——還是她剛啃了雞蛋，所以現在才感覺像噎到東西了，淨想咳嗽，結果真被口水嗆到，她窘得埋低頭，真希望此刻自己擁有變身水和螃蟹的壳，飲下去可以變身小螃蟹，到外面的沙灘挖洞鑽進去。她抬手想掩住嘴，捧著一托盤蛋撻的右手瞬間支撐所有重量，一時間招架不住，托盤偏歪，『小心！』前方的咖哩驚呼，然而小蛋撻們已歡樂玩起滑梯遊戲，骨碌骨碌蹦到地板上——</text:p>
      <text:p text:style-name="Normal"><text:tab/>『啊！』她一聲慘叫，慌亂中扶正托盤，及時制止最後一行小蛋撻們溜出去。它們就在托盤邊緣羨慕地眺望底下的朋友們——她把托盤放在一旁的桌上，蹲下來拾起蛋撻殘骸，臉被白漆滾過一樣。</text:p>
      <text:p text:style-name="Normal"><text:tab/>『用掃把。』她驚恐抬頭，一位20歲出頭少年不知何時拿著清潔工具現身幫忙，『老闆。』</text:p>
      <text:p text:style-name="Normal"><text:tab/>咖哩頗有趣味地打量這位年輕老闆。雖然他是這家店的常客，但這一年來他貌似沒看過『老闆』，也許自己光顧的時間是下午，而老闆更早或更遲來，亦或老闆是廚師？他也從未看過內場工作人員。總之，他一直很好奇，會把樂器安置在自家店、品味奇特的老闆模樣，卻沒料到是跟自己年齡相近的年輕小伙子，不簡單。</text:p>
      <text:soft-page-break/>
      <text:p text:style-name="Normal"><text:tab/>『喵～』一隻橘子貓不知道從哪冒出來，搖搖擺擺走到簸箕裡想舔小蛋撻們，被老闆用食指頂住頭部阻止，它喵聲抗議，欲推開，然是抵不過老闆一根神食指的力量，洩氣地抬掌抓了抓食指，卻是不忍傷害主人。</text:p>
      <text:p text:style-name="Normal"><text:tab/>看來老闆還喜歡貓咪，難怪門口掛著『允許貓咪隨同入內』牌子，牌子掛在招財貓脖子上，非常討喜可愛。</text:p>
      <text:p text:style-name="Normal"><text:tab/>『老闆，對不起。』老闆只是稍傾斜頭點一下，絲毫沒有惱意：『沒有受傷就好。下次多注意。』</text:p>
      <text:p text:style-name="Normal"><text:tab/>還是和藹通情的老闆呢。一抹欣賞和崇拜在咖哩眼裡閃爍。此時，身高165公分的老闆直起腰，看到櫃檯前的咖哩，立即露出抱歉的笑容上前：『抱歉耽誤您的時間，發生小意外。請問您要點什麼？』</text:p>
      <text:p text:style-name="Normal"><text:tab/>『沒關係，沒問題啊。一個榛果奶酪蛋撻和英國茶。』咖哩邊說邊掏錢，『我順便等她下班吃晚餐的。』</text:p>
      <text:p text:style-name="Normal"><text:tab/>一絲玩味爬出老闆那雙笑意充滿的眼角。他手指在電腦屏幕上跳躍，遞發票給他：『好好照顧星月哦。』</text:p>
      <text:p text:style-name="Normal"><text:tab/>聽見此話，就算沒有變身螃蟹，星月也差點奔出去沙灘鑽洞把自己活埋了。</text:p>
      <text:p text:style-name="Normal"/>
      <text:p text:style-name="Normal">......</text:p>
      <text:p text:style-name="Normal"/>
      <text:p text:style-name="Normal"><text:tab/><text:span text:style-name="T13">20:16</text:span></text:p>
      <text:p text:style-name="Normal"><text:tab/>他們光顧的涼麵店爆滿，剛好空出一張兩人桌，位於兩張桌子間，非常擁擠，兩人費了好大的勁才穿過人群定位。服務人員確認點單走後，咖哩起身到前左方的櫃子拿餐具和衛生紙，可想對高大的他這穿梭人潮的過程有多艱難。</text:p>
      <text:p text:style-name="Normal"><text:tab/>好不容易回來，正想入座，他突然坐空，隨椅子向後仰，『小心！』星月嚇得瞪大眼珠及時抓住他的手腕，也慶幸他身後人群，他不至於摔個頭破血流。</text:p>
      <text:p text:style-name="Normal"><text:tab/>他跟遭殃的人們連聲道歉，擺好椅子時咕噥道：『危機重重啊。』見他漲紅顯窘態的臉，還有抿緊深紅色嘴唇表現的倔強，於是斷定此話題不可再提起，以免觸及他自尊心，於是她低頭滑起手機假裝沒那回事，眼睛卻盯住左手，他的餘溫尚在掌心流淌，好溫暖的一隻手。</text:p>
      <text:p text:style-name="P14"/>
      <text:p text:style-name="P15"/>
      <text:p text:style-name="P16"><text:span text:style-name="T17">3-</text:span><text:span text:style-name="T18">失落的雨滴</text:span></text:p>
      <text:p text:style-name="Normal"><text:tab/></text:p>
      <text:p text:style-name="Normal"><text:tab/>躺在床上的星月盯住手機裡他傳來信息：</text:p>
      <text:p text:style-name="Normal"><text:tab/>『工作小心別弄傷自己了，我會心疼。晚安。』</text:p>
      <text:p text:style-name="Normal"><text:tab/>她瞪著這一行字，心底扭開瓦斯爐般，薰衣草如遇熱膨脹蹦跳的爆米花，連爆開好幾朵——自他消失再現的這一個月裡，她天天與他見面，要不就互傳手機簡訊，對彼此了解終於超越顧客與店員的關係，也超越友情，在關係指南針裡，針逐漸指向『曖昧』，讓她很是苦惱，好比現在這條讓人心動的信息，她應該感受什麼？</text:p>
      <text:soft-page-break/>
      <text:p text:style-name="Normal"><text:tab/>是時候了嗎？</text:p>
      <text:p text:style-name="Normal"><text:tab/>她懸在空中的兩隻拇指顫抖，然後降落到屏幕上，彷彿初學的芭蕾舞者，拇指緩慢地跟隨音樂，跳躍、旋轉起來：</text:p>
      <text:p text:style-name="Normal"><text:tab/>『我對你而言，究竟是什麼呢？』</text:p>
      <text:p text:style-name="Normal"><text:tab/>『我們，是什麼關係呢？』</text:p>
      <text:p text:style-name="Normal"><text:tab/>她對著這兩條發過去的信息發呆，心裡像玩過山車七上八下。她搖著頭把手機扔到床上，緊閉雙眼兩手抱頭，心『啊啊啊』尖叫著，臉一陣紅一陣白的，不知道的人還以為是戴面具的小丑呢。她往後倒，盯住天花板好一會兒，原本像絨線糾纏成一團的頭腦反而被白紙替換。良久，一絲恐懼自心裡直竄而上，堵住喉嚨，難受，她一下子坐起身，跟床單搶似的奪過手機，飛快點開他對話框，還沒『已讀』，登時做賊逃過保安員般鬆口氣，趕緊撤回信息，幸好睡著了。</text:p>
      <text:p text:style-name="Normal"><text:tab/>她原本心不在焉滑著<text:s/>Y o u t u b e<text:s/>影片約一小時後，他的對話框突然蹦出屏幕，在她驚恐擴大的瞳孔中閃過：</text:p>
      <text:p text:style-name="Normal"><text:tab/>『不好意思，我看到了。』</text:p>
      <text:p text:style-name="Normal"><text:tab/>『你出來？我們談談？』</text:p>
      <text:p text:style-name="Normal"><text:tab/>『我在海邊等你。』</text:p>
      <text:p text:style-name="Normal"><text:tab/>還是要面對啊，一抹包含苦澀、不安、期待的笑容在她臉上隱隱約約。她下床衝到衣櫃換上黑色蕾絲長袖衣搭配海藍色短褲，手忙腳亂梳理那頭過肩的黑髮，拿了鑰匙和手機奔出家門。</text:p>
      <text:p text:style-name="Normal"><text:tab/>滴——</text:p>
      <text:p text:style-name="Normal"><text:tab/>她攤開手掌，雨水滴落，於是她又折返拿了雨傘出來，往他們的命運奔去。一如既往，遠遠她就看到他高挑的身影在對海站著，風吹亂他後腦勺的髮絲，她停下腳步凝望著，舉手作相機狀，把這幅唯美畫面捕捉起來，牢記腦中。</text:p>
      <text:p text:style-name="Normal"><text:tab/>『咖哩。』他轉過頭來，臉上掛著複雜的表情，她心底響起警報鍾，<text:span text:style-name="T19">狂風暴雨來襲</text:span>，但還是朝他擠出一抹難看的笑容。</text:p>
      <text:p text:style-name="Normal"><text:tab/>他深情看她許久，久到她以為今天得不到他答案了，正想開口，他搶先一步：『對不起。』</text:p>
      <text:p text:style-name="Normal"><text:tab/>一陣涼風吹過，吹過她心底的薰衣草，小精靈在求救。</text:p>
      <text:p text:style-name="Normal"><text:tab/>『我怕以後可能再也見不到你——你也知道我想當一名軍人——其實最近，我在受的訓練......特殊任務——我們很快就要分開。』</text:p>
      <text:p text:style-name="Normal"><text:tab/>彷若被牽動的木偶，她的嘴張了又合，發不出聲音，薰衣草搖搖欲墜。她只好瞪住他，等他把話說完，悲傷在臉上漾開來，所幸夜幕把它隱藏起來。</text:p>
      <text:p text:style-name="Normal"><text:tab/>『你怎麼確定。』他突然換上堅定的表情，『怎麼確定是我？』</text:p>
      <text:p text:style-name="Normal"><text:tab/>突如其來拋來的問題讓她震驚不已，這問題......但接著她微微一笑：『我無法預測未來，但我想要珍惜我喜歡的人。不嘗試怎麼知道結果呢？』有慫恿他的意味呢，但是她不理解他的顧慮，為何要把感情複雜化呢？</text:p>
      <text:soft-page-break/>
      <text:p text:style-name="Normal"><text:tab/>『對不起。』他再次說道，懊惱地抓了抓頭，把臉埋在手臂間，『我很膽小。我怕自己變心。』</text:p>
      <text:p text:style-name="Normal"><text:tab/>砰——</text:p>
      <text:p text:style-name="Normal"><text:tab/>小精靈從薰衣草的花瓣上掉落，緊隨花瓣枯萎，她驅動打顫的雙腿走上前，用冰冷的右手輕輕抓住他的左手腕，用動作詢問和挽留他。他身體僵硬一下，他把臉從手臂間抬起來，仔細端詳她，這美麗善良的女生......他反手牽住她的手，然而只是那麼一秒鐘，他放開她的手：『我不敢。』</text:p>
      <text:p text:style-name="Normal"><text:tab/>熟悉的溫度在他掃過的地方逐漸流失。她克制肩膀顫動，臉龐像浸泡在悲傷液體裡，酸澀不已。</text:p>
      <text:p text:style-name="Normal"><text:tab/>『好。』</text:p>
      <text:p text:style-name="Normal"><text:tab/>她別開視線，艱難地吐出這一個字，轉身離去。</text:p>
      <text:p text:style-name="Normal"><text:tab/>雨應時嘩啦啦落下......</text:p>
      <text:p text:style-name="Normal"><text:tab/>然而，現實跟偶像劇還是有差別的，她不會因為悲傷而認雨水澆灌自己，她摁開她的自動傘。</text:p>
      <text:p text:style-name="Normal"><text:span text:style-name="T20"><text:tab/></text:span><text:span text:style-name="T21">男主角也不會因此而回心轉意。</text:span></text:p>
      <text:p text:style-name="Normal"/>
      <text:p text:style-name="Normal"><text:tab/></text:p>
      <text:p text:style-name="Normal"><text:tab/></text:p>
      <text:p text:style-name="Normal"><text:tab/></text:p>
      <text:p text:style-name="Normal"><text:tab/>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text-properties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text-properties fo:font-weight="bold" style:font-weight-asian="bold" fo:font-size="16pt" style:font-size-asian="16pt" fo:hyphenate="false"/>
    </style:style>
    <style:style style:name="Heading3" style:display-name="Heading 3" style:family="paragraph" style:parent-style-name="Normal" style:next-style-name="Normal" style:default-outline-level="3">
      <style:text-properties fo:font-weight="bold" style:font-weight-asian="bold" fo:font-size="14pt" style:font-size-asian="14pt" fo:hyphenate="false"/>
    </style:style>
    <style:style style:name="Heading4" style:display-name="Heading 4" style:family="paragraph" style:parent-style-name="Normal" style:next-style-name="Normal" style:default-outline-level="4"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text-properties fo:font-weight="bold" style:font-weight-asian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text-properties fo:font-weight="bold" style:font-weight-asian="bold" fo:font-size="8pt" style:font-size-asian="8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celyn Lee</dc:creator>
    <meta:creation-date>2019-07-07T04:03:00Z</meta:creation-date>
    <dc:date>2019-07-07T05:08:00Z</dc:date>
    <meta:template xlink:href="Normal" xlink:type="simple"/>
    <meta:editing-cycles>2</meta:editing-cycles>
    <meta:editing-duration>PT2100S</meta:editing-duration>
    <meta:document-statistic meta:page-count="5" meta:paragraph-count="7" meta:word-count="596" meta:character-count="3989" meta:row-count="28" meta:non-whitespace-character-count="3400"/>
  </office:meta>
</office:document-meta>
</file>